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1" svg:font-family="Times" style:font-pitch="variable"/>
    <style:font-face style:name="Times New Roman2"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Unnumbered_20_List">
      <style:paragraph-properties fo:margin-left="0in" fo:margin-right="0in" fo:text-indent="0in" style:auto-text-indent="false"/>
    </style:style>
    <style:style style:name="P6" style:family="paragraph" style:parent-style-name="Text_20_body">
      <style:text-properties fo:font-weight="bold" style:font-weight-asian="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Utopia-Bold" fo:font-weight="bold" style:font-weight-asian="bold" style:font-name-complex="Utopia-Bold" style:font-weight-complex="bold"/>
    </style:style>
    <style:style style:name="P9" style:family="paragraph" style:parent-style-name="Chapter_20_Title" style:master-page-name="First_20_Page">
      <style:paragraph-properties style:page-number="auto"/>
    </style:style>
    <style:style style:name="P10" style:family="paragraph" style:parent-style-name="Header">
      <style:paragraph-properties fo:margin-left="-0.3126in" fo:margin-right="0in" fo:text-align="end" style:justify-single-word="false" fo:text-indent="0in" style:auto-text-indent="false"/>
    </style:style>
    <style:style style:name="P11" style:family="paragraph">
      <style:paragraph-properties fo:margin-top="0in" fo:margin-bottom="0.0835in" style:writing-mode="lr-tb"/>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 style:family="paragraph">
      <style:paragraph-properties fo:margin-top="0in" fo:margin-bottom="0in" style:writing-mode="lr-tb"/>
    </style:style>
    <style:style style:name="P14" style:family="paragraph">
      <style:paragraph-properties style:writing-mode="lr-tb"/>
    </style:style>
    <style:style style:name="T1" style:family="text"/>
    <style:style style:name="T2" style:family="text">
      <style:text-properties style:font-name="HelveticaNeue Condensed" fo:font-size="8pt" style:font-size-asian="8pt" style:font-name-complex="HelveticaNeue Condensed" style:font-size-complex="8pt"/>
    </style:style>
    <style:style style:name="T3" style:family="text">
      <style:text-properties style:font-name="HelveticaNeue Condensed" fo:font-size="8pt" officeooo:rsid="000ee149"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color="#bfbfbf" style:font-name="HelveticaNeue Condensed" fo:font-size="8pt" officeooo:rsid="000ee149" style:font-size-asian="8pt" style:font-name-complex="HelveticaNeue Condensed" style:font-size-complex="8pt"/>
    </style:style>
    <style:style style:name="T7" style:family="text">
      <style:text-properties officeooo:rsid="000ee149"/>
    </style:style>
    <style:style style:name="T8" style:family="text">
      <style:text-properties fo:font-weight="bold" style:font-weight-asian="bold"/>
    </style:style>
    <style:style style:name="T9" style:family="text">
      <style:text-properties style:font-name-asian="TheSansMonoConNormal"/>
    </style:style>
    <style:style style:name="T10" style:family="text">
      <style:text-properties style:font-name="Utopia-Bold" fo:font-weight="bold" style:font-weight-asian="bold" style:font-name-complex="Utopia-Bold" style:font-weight-complex="bold"/>
    </style:style>
    <style:style style:name="T11" style:family="text">
      <style:text-properties style:font-name="Times1" style:font-name-complex="Times1" text:display="true"/>
    </style:style>
    <style:style style:name="T12" style:family="text">
      <style:text-properties style:font-name="Times1" fo:language="none" fo:country="none" style:font-name-complex="Times1" text:display="true"/>
    </style:style>
    <style:style style:name="T13" style:family="text">
      <style:text-properties style:font-name="Utopia-Italic" fo:font-style="italic" style:font-style-asian="italic" style:font-name-complex="Utopia-Italic" style:font-style-complex="italic"/>
    </style:style>
    <style:style style:name="T14" style:family="text">
      <style:text-properties style:font-name-asian="Utopia"/>
    </style:style>
    <style:style style:name="T15" style:family="text">
      <style:text-properties fo:color="#808080" style:font-name="ZapfDingbats" fo:font-weight="bold" style:font-name-asian="ZapfDingbats" style:font-weight-asian="bold" style:font-name-complex="ZapfDingbats"/>
    </style:style>
    <style:style style:name="T16" style:family="text">
      <style:text-properties style:font-name="TheSansMonoCondensed-Bold" fo:font-weight="bold" style:font-weight-asian="bold" style:font-name-complex="TheSansMonoCondensed-Bold" style:font-weight-complex="bold"/>
    </style:style>
    <style:style style:name="T17" style:family="text">
      <style:text-properties style:font-name="TheSansMonoCondensed-SemiLightI" style:font-name-complex="TheSansMonoCondensed-SemiLightI"/>
    </style:style>
    <style:style style:name="T18" style:family="text">
      <style:text-properties style:font-name="Times New Roman" style:font-name-complex="Times New Roman"/>
    </style:style>
    <style:style style:name="T19" style:family="text">
      <style:text-properties officeooo:rsid="000d378a"/>
    </style:style>
    <style:style style:name="T20" style:family="text">
      <style:text-properties style:use-window-font-color="true" style:font-name="Times New Roman" fo:font-size="12pt" fo:language="none" fo:country="none"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22"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Arial1" fo:font-size="10pt" fo:language="en" fo:country="US" style:language-asian="zh" style:country-asian="CN" style:language-complex="hi" style:country-complex="IN"/>
    </style:style>
    <style:style style:name="T24" style:family="text">
      <style:text-properties style:use-window-font-color="true" style:font-name="Arial" fo:font-size="10pt" fo:language="en" fo:country="GB" style:font-name-asian="Times New Roman" style:font-size-asian="10pt" style:font-name-complex="Arial" style:font-size-complex="10pt" style:language-complex="ar" style:country-complex="SA"/>
    </style:style>
    <style:style style:name="T25" style:family="text">
      <style:text-properties style:use-window-font-color="true"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9666464" text:id="ct239666464">
          <text:insertion>
            <office:change-info>
              <dc:creator>Ray Lischner</dc:creator>
              <dc:date>2013-08-16T23:16:00</dc:date>
            </office:change-info>
          </text:insertion>
        </text:changed-region>
        <text:changed-region xml:id="ct246665216" text:id="ct246665216">
          <text:insertion>
            <office:change-info>
              <dc:creator>Ray Lischner</dc:creator>
              <dc:date>2013-08-16T23:17:00</dc:date>
            </office:change-info>
          </text:insertion>
        </text:changed-region>
        <text:changed-region xml:id="ct243731536" text:id="ct243731536">
          <text:insertion>
            <office:change-info>
              <dc:creator>Ray Lischner</dc:creator>
              <dc:date>2013-08-16T23:17:00</dc:date>
            </office:change-info>
          </text:insertion>
        </text:changed-region>
        <text:changed-region xml:id="ct245116736" text:id="ct245116736">
          <text:insertion>
            <office:change-info>
              <dc:creator>Ray Lischner</dc:creator>
              <dc:date>2013-08-16T23:18:00</dc:date>
            </office:change-info>
          </text:insertion>
        </text:changed-region>
        <text:changed-region xml:id="ct242232144" text:id="ct242232144">
          <text:insertion>
            <office:change-info>
              <dc:creator>Ray Lischner</dc:creator>
              <dc:date>2013-08-16T23:20:00</dc:date>
            </office:change-info>
          </text:insertion>
        </text:changed-region>
        <text:changed-region xml:id="ct241769840" text:id="ct241769840">
          <text:deletion>
            <office:change-info>
              <dc:creator>Ray Lischner</dc:creator>
              <dc:date>2013-08-16T23:22:00</dc:date>
            </office:change-info>
            <text:p text:style-name="Body_20_Text_20_First"><text:span text:style-name="Code_20_Inline">&gt;&gt;</text:span></text:p>
          </text:deletion>
        </text:changed-region>
        <text:changed-region xml:id="ct241002864" text:id="ct241002864">
          <text:insertion>
            <office:change-info>
              <dc:creator>Ray Lischner</dc:creator>
              <dc:date>2013-08-16T23: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ading C++ Code</text:p>
      <text:p text:style-name="Body_20_Text_20_First">I suspect you already have some knowledge of C++. Maybe you already know C, Java, Perl, or other C-like languages. Maybe you know so many languages that you can readily identify common elements. Let’s test my hypothesis. Take a few minutes to read Listing 2-1 then answer the questions that follow it.</text:p>
      <text:p text:style-name="Code_20_Caption"><text:span text:style-name="T8">Listing 2-1.</text:span> Reading Test</text:p>
      <text:p text:style-name="Code"><text:span text:style-name="T9"><text:s/></text:span>1 /// Read the program and determine what the program does.</text:p>
      <text:p text:style-name="Code"><text:span text:style-name="T9"><text:s/></text:span>2 </text:p>
      <text:p text:style-name="Code"><text:span text:style-name="T9"><text:s/></text:span>3 #include &lt;iostream&gt;</text:p>
      <text:p text:style-name="Code"><text:span text:style-name="T9"><text:s/></text:span>4 #include &lt;limits&gt;</text:p>
      <text:p text:style-name="Code"><text:span text:style-name="T9"><text:s/></text:span>5 </text:p>
      <text:p text:style-name="Code"><text:span text:style-name="T9"><text:s/></text:span>6 int main()</text:p>
      <text:p text:style-name="Code"><text:span text:style-name="T9"><text:s/></text:span>7 {</text:p>
      <text:p text:style-name="Code"><text:span text:style-name="T9"><text:s/></text:span>8 <text:s text:c="4"/>int min{std::numeric_limits&lt;int&gt;::max()};</text:p>
      <text:p text:style-name="Code"><text:span text:style-name="T9"><text:s/></text:span>9 <text:s text:c="4"/>int max{std::numeric_limits&lt;int&gt;::min()};</text:p>
      <text:p text:style-name="Code">10 <text:s text:c="4"/>bool any{false};</text:p>
      <text:p text:style-name="Code">11 <text:s text:c="4"/>int x;</text:p>
      <text:p text:style-name="Code">12 <text:s text:c="4"/>while (std::cin &gt;&gt; x)</text:p>
      <text:p text:style-name="Code">13 <text:s text:c="4"/>{</text:p>
      <text:p text:style-name="Code">14 <text:s text:c="8"/>any = true;</text:p>
      <text:p text:style-name="Code">15 <text:s text:c="8"/>if (x &lt; min)</text:p>
      <text:p text:style-name="Code">16 <text:s text:c="12"/>min = x;</text:p>
      <text:p text:style-name="Code">17 <text:s text:c="8"/>if (x &gt; max)</text:p>
      <text:p text:style-name="Code">18 <text:s text:c="12"/>max = x;</text:p>
      <text:p text:style-name="Code">19 <text:s text:c="4"/>}</text:p>
      <text:p text:style-name="Code">20</text:p>
      <text:p text:style-name="Code">21 <text:s text:c="4"/>if (any)</text:p>
      <text:p text:style-name="Code">22 <text:s text:c="8"/>std::cout &lt;&lt; "min = " &lt;&lt; min &lt;&lt; "\nmax = " &lt;&lt; max &lt;&lt; '\n';</text:p>
      <text:p text:style-name="Code">23 }</text:p>
      <text:p text:style-name="P6">What does Listing 2-1 do?</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Text_20_body">Listing 2-1 reads integers from the standard input and keeps track of the largest and smallest values entered. After exhausting the input, it then prints those values. If the input contains no numbers, the program prints nothing.</text:p>
      <text:p text:style-name="Text_20_body">Let’s take a closer look at the various parts of the program.</text:p>
      <text:h text:style-name="Heading_20_1" text:outline-level="1">Comments</text:h>
      <text:p text:style-name="Body_20_Text_20_First">Line 1 begins with three consecutive slashes to start a comment. The comment ends at the end of the line. Actually, you need only two slashes to signal the start of a comment (<text:span text:style-name="Code_20_Inline">//</text:span>), but as you will learn later in the book, three has a special meaning. For now though, use three.</text:p>
      <text:p text:style-name="Text_20_body">Note that you cannot put a space between the slashes. That’s true in general for all the multicharacter symbols in C++. It’s an important rule, and one you must internalize early. A corollary of the “no spaces in a symbol” rule is that when C++ sees adjacent characters, it usually constructs the longest possible symbol, even if you can see that doing so would produce meaningless results.</text:p>
      <text:p text:style-name="Text_20_body">The other method you can use to write a comment in C++ is to begin the comment with <text:span text:style-name="Code_20_Inline">/*</text:span> and end it with <text:span text:style-name="Code_20_Inline">*/</text:span>. The difference between this style and the style demonstrated in Listing 2-1 is with this method, your comment can span multiple lines. You may notice that some programs in this book use <text:span text:style-name="Code_20_Inline">/**</text:span> to start a comment. Much like the third slash in Listing 2-1, this second asterisk (<text:span text:style-name="Code_20_Inline">*</text:span>) is magic, but unimportant at this time. A comment cannot nest within a comment of the same style, but you can nest one style of comment in comments of the other style, as illustrated in Listing 2-2.</text:p>
      <text:p text:style-name="Code_20_Caption"><text:span text:style-name="T8">Listing 2-2.</text:span> Demonstrating Comment Styles and Nesting</text:p>
      <text:p text:style-name="Code">/* Start of a comment /* start of comment characters are not special in a comment</text:p>
      <text:p text:style-name="Code"><text:span text:style-name="T9"><text:s/></text:span>// still in a comment</text:p>
      <text:p text:style-name="Code"><text:span text:style-name="T9"><text:s/></text:span>Still in a comment</text:p>
      <text:p text:style-name="Code">*/</text:p>
      <text:p text:style-name="Code">no_longer_in_a_comment();</text:p>
      <text:p text:style-name="Code">// Start of a comment /* start of comment characters are not special in a comment</text:p>
      <text:p text:style-name="Code">no_longer_in_a_comment();</text:p>
      <text:p text:style-name="Text_20_body">The C++ community uses both styles widely. Get used to seeing and using both styles.</text:p>
      <text:p text:style-name="Text_20_body">Modify Listing 2-1 to change the <text:span text:style-name="Code_20_Inline">///</text:span> comment to use the <text:span text:style-name="Code_20_Inline">/**</text:span> ... <text:span text:style-name="Code_20_Inline">*/</text:span> style then try to recompile the program. <text:span text:style-name="T10">What happens?</text:span></text:p>
      <text:p text:style-name="Unnumbered_20_List">_____________________________________________________________</text:p>
      <text:p text:style-name="Text_20_body"><text:soft-page-break/>If you made the change correctly, the program should still compile and run normally. The compiler eliminates comments entirely, so nothing about the final program should be different. (With one exception being that some binary formats include a timestamp, which would necessarily differ from one compilation run to another.)</text:p>
      <text:h text:style-name="Heading_20_1" text:outline-level="1">Headers</text:h>
      <text:p text:style-name="Body_20_Text_20_First">Lines 3 and 4 of Listing 2-1 import declarations and definitions from parts of the standard library. C++, like C and many other languages, distinguishes between the core language and the standard library. Both are part of the standard language, and a tool suite is incomplete without both parts. The difference is that the core language is self-contained. For example, certain types are built in, and the compiler inherently knows about them. Other types are defined in terms of the built-in types, so they are declared in the standard library, and you need to instruct the compiler that you want to use them. That’s what lines 3 and 4 are all about.</text:p>
      <text:p text:style-name="Text_20_body">In particular, line 3 informs the compiler about the names of the standard I/O streams (<text:span text:style-name="Code_20_Inline">cin</text:span> for the standard input and <text:span text:style-name="Code_20_Inline">cout</text:span> for the standard output), the input operator (<text:span text:style-name="Code_20_Inline">&gt;&gt;</text:span>), and the output operator (<text:span text:style-name="Code_20_Inline">&lt;&lt;</text:span>). Line 4 brings in the name <text:span text:style-name="Code_20_Inline">numeric_limits</text:span>. Note that names from the standard library generally begin with <text:span text:style-name="Code_20_Inline">std::</text:span> <text:span text:style-name="Comment_20_Reference"><text:span text:style-name="T12"><office:annotation><dc:creator>Stefan Turalski</dc:creator><dc:date>2013-08-04T19:29:00</dc:date><text:p text:style-name="P11"><text:span text:style-name="T20">I guess it would be nice to introduce the term namespace? However, I guess it might be to early as it won’t get covered until Exploration 50</text:span></text:p></office:annotation></text:span></text:span>(short for “standard”).<text:change-start text:change-id="ct239666464"/><office:annotation><dc:creator>Ray Lischner</dc:creator><dc:date>2013-08-16T23:16:02</dc:date><text:list text:style-name=""><text:list-item><text:p text:style-name="P12"><text:span text:style-name="T25">One concept at a time. Introducing terminology prematurely is a major fault of many books and teachers. A term without a mental model behind is just useless noise--less than useless because it is mental clutter that interferes with learning.</text:span></text:p></text:list-item></text:list></office:annotation><text:change-end text:change-id="ct239666464"/></text:p>
      <text:p text:style-name="Text_20_body">In C++ parlance, the <text:span text:style-name="Code_20_Inline">#include</text:span> keyword is also a verb, as in “line 3 <text:span text:style-name="T13">includes</text:span> the <text:span text:style-name="Code_20_Inline">iostream</text:span> header,” “line 4 includes the <text:span text:style-name="Code_20_Inline">limits</text:span> header,” and so on. A <text:span text:style-name="T13">header</text:span> is typically a file that contains a series of declarations and definitions. (A declaration is a kind of definition. A definition tells the compiler more about a name than a declaration. Don’t worry about the difference yet, but notice when I use declaration and when I use definition.) The compiler needs these declarations and definitions so it knows what to do with names such as <text:span text:style-name="Code_20_Inline">std::cin</text:span>. Somewhere in the documentation for your C++ compiler and standard library is the location for its standard headers. If you are curious, visit that folder or directory and see what you can find there, but don’t be disappointed that you can’t read the headers. The C++ standard library makes full use of the entire range of C++ language features. It’s likely you won’t be able to decipher most of the library until after you’ve made it through a large part of this book.</text:p>
      <text:p text:style-name="Text_20_body">Another important C++ rule: the compiler needs to know what every name means. A human can often infer meaning or at least a part of speech from context. For instance, if I were to say, “I furbled my drink all over my shirt,” you may not know exactly what “furbled” means, but you can deduce that it is the past tense of a verb, and that it probably is something undesirable and somewhat messy.</text:p>
      <text:p text:style-name="Text_20_body">C++ compilers are a lot dumber than you. When the compiler reads a symbol or identifier, it must know exactly what the symbol or identifier means and what part of “speech” it is. Is the symbol a punctuator (such as the statement-ending semicolon) or an operator (such as plus sign for addition)? Is the identifier a type? A function? A variable? The compiler also needs to know everything you can do with that symbol or name, so it can correctly compile the code. The only way it can know is for you to tell it, and the way you tell it is by writing a declaration or by importing a declaration from a header. And that’s what <text:span text:style-name="Code_20_Inline">#include</text:span> directives are all about.</text:p>
      <text:p text:style-name="Text_20_body">Any line that begins with <text:span text:style-name="Code_20_Inline">#</text:span>, ends at the end of the line. C++ has several different <text:span text:style-name="Code_20_Inline">#</text:span> directives, but only <text:span text:style-name="Code_20_Inline">#include</text:span> concerns us at this time. Inside the angle brackets must be a header name, which is typically a standard library header, but it might also be a header from a third-party library.</text:p>
      <text:p text:style-name="Text_20_body">Later in the book, you’ll even learn to write your own headers.</text:p>
      <text:p text:style-name="Text_20_body"><text:soft-page-break/>Modify line 4 to misspell <text:span text:style-name="Code_20_Inline">limits</text:span> as <text:span text:style-name="Code_20_Inline">stimil</text:span>. Try to compile the program. <text:span text:style-name="T10">What happens?</text:span></text:p>
      <text:p text:style-name="P5"><text:span text:style-name="T14"><text:s text:c="9"/></text:span>_____________________________________________________________</text:p>
      <text:p text:style-name="P5"><text:span text:style-name="T14"><text:s text:c="9"/></text:span>_____________________________________________________________</text:p>
      <text:p text:style-name="P5"><text:span text:style-name="T14"><text:s text:c="9"/></text:span>_____________________________________________________________ <text:tab/> <text:tab/></text:p>
      <text:p text:style-name="Text_20_body">The compiler cannot find any header named <text:span text:style-name="Code_20_Inline">stimil</text:span>, so it issues a message. Then it may try to compile the program, but it doesn’t know what <text:span text:style-name="Code_20_Inline">std::numeric_limits</text:span> is, so it issues one or more messages. Some compilers cascade messages, which means every use of <text:span text:style-name="Code_20_Inline">std::numeric_limits</text:span> produces additional messages. The actual error becomes lost in the noise. Focus on the first one or few messages the compiler issues. Fix them then try again. As you gain experience with C++, you will learn which messages are mere noise and which are important. Unfortunately, most compilers will not tell you, for example, that you can’t use <text:span text:style-name="Code_20_Inline">std::numeric_limits</text:span> until you include the <text:span text:style-name="Code_20_Inline">&lt;limits&gt;</text:span> header. Instead, you need a good C++ language reference, so you can look up the correct header on your own. The first place to check is the documentation that accompanies your compiler and library. Authors have been slower than compiler-writers to catch up to the C++ 11 standard, so keep checking the web site and bookstores for updated references.</text:p>
      <text:p text:style-name="Text_20_body">Most programmers don’t use <text:span text:style-name="Code_20_Inline">&lt;limits&gt;</text:span> much; Listing 2-1 included it only to obtain the definition of <text:span text:style-name="Code_20_Inline">std::numeric_limits</text:span>. On the other hand, almost every program in this book uses <text:span text:style-name="Code_20_Inline">&lt;iostream&gt;</text:span> because it declares the names and types of the I/O stream objects, <text:span text:style-name="Code_20_Inline">std::cin</text:span> and <text:span text:style-name="Code_20_Inline">std::cout</text:span>. There are other I/O headers, but for basic console interactions, you need only <text:span text:style-name="Code_20_Inline">&lt;iostream&gt;</text:span>. You will meet more headers in coming Explorations.</text:p>
      <text:h text:style-name="Heading_20_1" text:outline-level="1">Main Program</text:h>
      <text:p text:style-name="Body_20_Text_20_First">Every C++ program must have <text:span text:style-name="Code_20_Inline">int</text:span> <text:span text:style-name="Code_20_Inline">main()</text:span>, as shown on line 6. You are permitted a few variations on a theme, but the name <text:span text:style-name="Code_20_Inline">main</text:span> is crucial. A program can have only one <text:span text:style-name="Code_20_Inline">main</text:span>, and the name must be spelled using all lowercase characters. The definition must start with <text:span text:style-name="Code_20_Inline">int</text:span>.</text:p>
      <text:p text:style-name="Note_2f_Tip_2f_Caution"><text:span text:style-name="T15"></text:span><text:span text:style-name="T8">Note</text:span> Some books tell you to use <text:span text:style-name="Code_20_Inline">void</text:span>. Those books are wrong. If you need to convince someone <text:span text:style-name="Code_20_Inline">void</text:span> is wrong and <text:span text:style-name="Code_20_Inline">int</text:span> is right, refer the skeptic to section 3.6.1 of the C++ Standard. </text:p>
      <text:p text:style-name="Text_20_body">For now, use empty parentheses after the name <text:span text:style-name="Code_20_Inline">main</text:span>.</text:p>
      <text:p text:style-name="Text_20_body">The next line starts the main program. Notice how the statements are grouped inside curly braces (<text:span text:style-name="Code_20_Inline">{</text:span> and <text:span text:style-name="Code_20_Inline">}</text:span>). That’s how C++ groups statements. A common error for novices is to omit a curly brace, or miss seeing them when reading a program. If you are used to more verbose languages, such as Pascal, Ada, or Visual Basic, you might need some time acquainting yourself with the more terse C++ syntax. This book will give you plenty of opportunities to practice.</text:p>
      <text:p text:style-name="Text_20_body"><text:soft-page-break/>Modify line 6 to spell <text:span text:style-name="Code_20_Inline">main</text:span> in capital letters (<text:span text:style-name="Code_20_Inline">MAIN)</text:span>. Try to compile the program. <text:span text:style-name="T10">What happen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he compiler <text:change-start text:change-id="ct246665216"/><text:span text:style-name="T19">probably </text:span><text:change-end text:change-id="ct246665216"/>accepts the program, but the linker complains<text:span text:style-name="Comment_20_Reference"><text:span text:style-name="T12"><office:annotation><dc:creator>Stefan Turalski</dc:creator><dc:date>2013-08-04T19:38:00</dc:date><text:p text:style-name="P11"><text:span text:style-name="T20">As the int main didn't specified return, on VS2013 with strict settings compiler will actually complain about lack of return. </text:span></text:p><text:p text:style-name="P11"><text:span text:style-name="T20">In case of clang that would be just warning (but with pedantic settings it might stop compilation), of course the main error is out of linker.</text:span></text:p><text:p text:style-name="P11"><text:span text:style-name="T20"/></text:p><text:p text:style-name="P11"><text:span text:style-name="T20">I'd suggest changing the base sample, by adding return 0, what do you think?</text:span></text:p></office:annotation></text:span></text:span>.<text:change-start text:change-id="ct243731536"/><office:annotation><dc:creator>Ray Lischner</dc:creator><dc:date>2013-08-16T23:17:52</dc:date><text:list text:continue-numbering="true" text:style-name=""><text:list-item><text:p text:style-name="P12"><text:span text:style-name="T25">The style used throughout the book is to omit return 0; from main().</text:span></text:p></text:list-item></text:list></office:annotation><text:change-end text:change-id="ct243731536"/> Whether you can see the difference between the compiler and the linker depends on your particular tools. Nonetheless, you failed to create a valid program because you must have a <text:span text:style-name="Code_20_Inline">main</text:span>. Only the name <text:span text:style-name="Code_20_Inline">main</text:span> is special. As far as the compiler is concerned, <text:span text:style-name="Code_20_Inline">MAIN</text:span> is just another name, like <text:span text:style-name="Code_20_Inline">min</text:span> or <text:span text:style-name="Code_20_Inline">max</text:span>. Thus, you don’t get an error message saying that you misspelled <text:span text:style-name="Code_20_Inline">main</text:span>, only that <text:span text:style-name="Code_20_Inline">main</text:span> is missing. There’s nothing wrong with having a program that has a function named <text:span text:style-name="Code_20_Inline">MAIN</text:span>, but to be a complete program, you must be sure to include the definition <text:span text:style-name="Code_20_Inline">main</text:span>. </text:p>
      <text:h text:style-name="Heading_20_1" text:outline-level="1">Variable Definitions</text:h>
      <text:p text:style-name="Body_20_Text_20_First">Lines 8 through 11 define some variables. The first word on each line is the variable’s type. The next word is the variable name. The name is followed optionally by an initial value in curly braces. The type <text:span text:style-name="Code_20_Inline">int</text:span> is short for integer, and <text:span text:style-name="Code_20_Inline">bool</text:span> is short for Boolean.</text:p>
      <text:p text:style-name="Note_2f_Tip_2f_Caution"><text:span text:style-name="T8">Note</text:span> Boolean is named after George Boole, the inventor of mathematical logic. As such, some languages use the name <text:span text:style-name="Code_20_Inline">logical</text:span> for this type. It is unclear why languages such as C++ use <text:span text:style-name="Code_20_Inline">bool</text:span> instead of <text:span text:style-name="Code_20_Inline">boole</text:span> for the type named after Boole.<text:span text:style-name="Comment_20_Reference"><text:span text:style-name="T11"><office:annotation><dc:creator>Stefan Turalski</dc:creator><dc:date>2013-08-04T19:39:00</dc:date><text:p text:style-name="P11"><text:span text:style-name="T24">We can always ask Bjorne. :-)</text:span></text:p><text:p text:style-name="P13"><text:span text:style-name="T24">However i guess this one is rather simple.</text:span></text:p><text:p text:style-name="P13"><text:span text:style-name="T24">We have, char (not character), int (integer), and these like, until C99 C haven't got bool (but by then the typedef bool was quite popular). In ML around early '90-ties there was already a bool type, so I guess that all influenced 1993 ‘bool’ addition to the C++ standard.</text:span></text:p><text:p text:style-name="P11"><text:span text:style-name="T21"/></text:p></office:annotation></text:span></text:span><text:change-start text:change-id="ct245116736"/><text:span text:style-name="Comment_20_Reference"><text:span text:style-name="T11"><office:annotation><dc:creator>Ray Lischner</dc:creator><dc:date>2013-08-16T23:18:32</dc:date><text:list text:continue-numbering="true" text:style-name=""><text:list-item><text:p text:style-name="P12"><text:span text:style-name="T22">Reply to Stefan Turalski (08/04/2013, 19:39): </text:span></text:p></text:list-item><text:list-item><text:p text:style-name="P12"><text:span text:style-name="T22"/></text:p></text:list-item><text:list-item><text:p text:style-name="P12"><text:span text:style-name="T22">Grant me a little hyperbole.</text:span></text:p></text:list-item><text:list-item><text:p><text:span text:style-name="T23"/></text:p></text:list-item></text:list></office:annotation></text:span></text:span><text:change-end text:change-id="ct245116736"/></text:p>
      <text:p text:style-name="Text_20_body">The name <text:span text:style-name="Code_20_Inline">std::numeric_limits</text:span> is part of the C++ standard library and lets you query the attributes of the built-in arithmetic types. You can determine the number of bits a type requires, the number of decimal digits, the minimum and maximum values, and more. Put the type that you are curious about in angle brackets. (You’ll see this approach to using types quite often in C++.) Thus, you could also query <text:span text:style-name="Code_20_Inline">std::numeric_limits&lt;bool&gt;::min()</text:span> and get <text:span text:style-name="Code_20_Inline">false</text:span> as the result.</text:p>
      <text:p text:style-name="Text_20_body"><text:span text:style-name="T8">If you were to query the number of bits in </text:span><text:span text:style-name="Code_20_Inline"><text:span text:style-name="T16">bool</text:span></text:span><text:span text:style-name="T8">, what would you expect as a result? ________________</text:span></text:p>
      <text:p text:style-name="Text_20_body">Try compiling and running Listing 2-3, and find out if you are correct.</text:p>
      <text:p text:style-name="Code_20_Caption"><text:span text:style-name="T8">Listing 2-3.</text:span> Determining the Number of Bits in a <text:span text:style-name="Code_20_Inline"><text:span text:style-name="T17">bool</text:span></text:span></text:p>
      <text:p text:style-name="Code">#include &lt;iostream&gt;</text:p>
      <text:p text:style-name="Code">#include &lt;limits&gt;</text:p>
      <text:p text:style-name="Code"/>
      <text:p text:style-name="Code">int main()</text:p>
      <text:p text:style-name="Code">{</text:p>
      <text:p text:style-name="Code"><text:soft-page-break/><text:span text:style-name="T9"><text:s text:c="2"/></text:span>// Note that "digits" means binary digits, i.e., bits.</text:p>
      <text:p text:style-name="Code"><text:span text:style-name="T9"><text:s text:c="2"/></text:span>std::cout &lt;&lt; "bits per bool: " &lt;&lt; std::numeric_limits&lt;bool&gt;::digits &lt;&lt; '\n';</text:p>
      <text:p text:style-name="Code">}</text:p>
      <text:p text:style-name="Text_20_body">Did you get the value you expected? If not, do you understand why you got 1 as a result?</text:p>
      <text:h text:style-name="Heading_20_1" text:outline-level="1">Statements</text:h>
      <text:p text:style-name="Body_20_Text_20_First">Line 12 of Listing 2-1 contains a <text:span text:style-name="Code_20_Inline">while</text:span> statement. Lines 15, 17, and 21 start <text:span text:style-name="Code_20_Inline">if</text:span> statements. They have similar syntax: both statements begin with a keyword, followed by a Boolean condition in parentheses, followed by a statement. The statement can be a simple statement, such as the assignment on line 16, or it can be a list of statements within curly braces. Notice that a simple statement ends with a semicolon.</text:p>
      <text:p text:style-name="Text_20_body">Assignment (lines 14, 16, and 18) uses a single equal sign. For clarity, when I read a program out loud or to myself, I like to read the equal sign as “gets.” For example, “x gets min.”</text:p>
      <text:p text:style-name="Text_20_body">A <text:span text:style-name="Code_20_Inline">while</text:span> loop performs its associated statement while the condition is true. The condition is tested prior to executing the statement, so if the condition is false the first time around, the statement never executes.</text:p>
      <text:p text:style-name="Text_20_body">On line 12, the condition is an input operation. It reads an integer from the standard input (<text:span text:style-name="Code_20_Inline">std::cin</text:span>) and stores that integer in the variable <text:span text:style-name="Code_20_Inline">x</text:span>. The condition is true as long as a value is successfully stored in <text:span text:style-name="Code_20_Inline">x</text:span>. If the input is malformed, or if the program reaches the end of the input stream, the logical condition becomes false, and the loop terminates.</text:p>
      <text:p text:style-name="Text_20_body">The <text:span text:style-name="Code_20_Inline">if</text:span> statement can be followed by an <text:span text:style-name="Code_20_Inline">else</text:span> branch; you’ll see examples in future Explorations.</text:p>
      <text:p text:style-name="Text_20_body">Line 21’s condition consists of a single name: <text:span text:style-name="Code_20_Inline">any</text:span>. Because it has type <text:span text:style-name="Code_20_Inline">bool</text:span>, you can use it directly as a condition.</text:p>
      <text:p text:style-name="Text_20_body">Modify line 15 to change the statement to just “<text:span text:style-name="Code_20_Inline">if</text:span> <text:span text:style-name="Code_20_Inline">(x)</text:span>”. This kind of mistake sometimes happens when you get careless (and we all get careless from time to time). <text:span text:style-name="T10">What do you expect to happen when you compile the program?</text:span></text:p>
      <text:p text:style-name="Unnumbered_20_List">_____________________________________________________________</text:p>
      <text:p text:style-name="Unnumbered_20_List">_____________________________________________________________</text:p>
      <text:p text:style-name="Text_20_body">Were you surprised that the compiler did not complain? <text:span text:style-name="T10">What do you expect to happen when you run the program?</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P6">If you supply the following input to the program, what do you expect as output?</text:p>
      <text:p text:style-name="Code">0 <text:s text:c="2"/>1 <text:s text:c="2"/>2 <text:s text:c="2"/>3</text:p>
      <text:p text:style-name="Unnumbered_20_List">_____________________________________________________________</text:p>
      <text:p text:style-name="Unnumbered_20_List">_____________________________________________________________</text:p>
      <text:p text:style-name="P7">If you supply the following input to the program, what do you expect as output?</text:p>
      <text:p text:style-name="Code">3 <text:s text:c="2"/>2 <text:s text:c="2"/>1 <text:s text:c="2"/>0</text:p>
      <text:p text:style-name="Unnumbered_20_List">_____________________________________________________________</text:p>
      <text:p text:style-name="Unnumbered_20_List">_____________________________________________________________</text:p>
      <text:p text:style-name="P6">Explain what is happening:</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 is permissive about what it allows as a condition. Any numerical type can be a condition, and the compiler treats non­zero values as true and zero as false. In other words, it supplies an implicit <text:span text:style-name="T18">≠</text:span> 0 to test the numeric value.</text:p>
      <text:p text:style-name="Text_20_body">Many C and C++ programmers take advantage of the brevity these languages offer, but I find it a sloppy programming practice. Always make sure your conditions are logical in nature, even if that means using an explicit comparison to zero. The C++ syntax for comparing <text:span text:style-name="T18">≠</text:span> is <text:span text:style-name="Code_20_Inline">!=</text:span>, as in <text:span text:style-name="Code_20_Inline">x</text:span> <text:span text:style-name="Code_20_Inline">!=</text:span> <text:span text:style-name="Code_20_Inline">0</text:span><text:span text:style-name="Comment_20_Reference"><text:span text:style-name="T12"><office:annotation><dc:creator>Stefan Turalski</dc:creator><dc:date>2013-08-04T19:42:00</dc:date><text:p text:style-name="P11"><text:span text:style-name="T21">I know, I <text:s/>know compliers do have checks now, but for a book for newbies won’t be better to go with 0!=x?</text:span></text:p></office:annotation></text:span></text:span><text:change-start text:change-id="ct242232144"/><text:span text:style-name="Comment_20_Reference"><text:span text:style-name="T12"><office:annotation><dc:creator>Ray Lischner</dc:creator><dc:date>2013-08-16T23:20:15</dc:date><text:list text:continue-numbering="true" text:style-name=""><text:list-item><text:p text:style-name="P12"><text:span text:style-name="T22">Reply to Stefan Turalski (08/04/2013, 19:42): </text:span></text:p></text:list-item><text:list-item><text:p text:style-name="P12"><text:span text:style-name="T22"/></text:p></text:list-item><text:list-item><text:p text:style-name="P12"><text:span text:style-name="T22">I know everyone else recommends 0 == x, but I guess it’s the mathematician in me who finds that style alien and uncomfortable. Every time I see it, I have to stop and re-read it because it just looks so wrong. I find it much harder to read than x == 0.</text:span></text:p></text:list-item><text:list-item><text:p><text:span text:style-name="T23"/></text:p></text:list-item></text:list></office:annotation></text:span></text:span><text:change-end text:change-id="ct242232144"/>.</text:p>
      <text:h text:style-name="Heading_20_1" text:outline-level="1">Output</text:h>
      <text:p text:style-name="Body_20_Text_20_First">The output operator is <text:change text:change-id="ct241769840"/><text:change-start text:change-id="ct241002864"/><text:span text:style-name="Code_20_Inline"><text:span text:style-name="T19">&lt;&lt;</text:span></text:span><text:change-end text:change-id="ct241002864"/>, <text:span text:style-name="Comment_20_Reference"><text:span text:style-name="T11"><office:annotation><dc:creator>Stefan Turalski</dc:creator><dc:date>2013-08-04T19:41:00</dc:date><text:p text:style-name="P11"><text:span text:style-name="T21">&lt;&lt;, right?</text:span></text:p></office:annotation></text:span></text:span>which your program gets by including <text:span text:style-name="Code_20_Inline">&lt;iostream&gt;</text:span>. You can print a variable’s value, a character string, a single character, or a computed expression.</text:p>
      <text:p text:style-name="Text_20_body">Enclose a single character in single quotes, such as <text:span text:style-name="Code_20_Inline">'X'</text:span>. Of course, there may be times when you need to include a single quote in your output. To print a single quote, you will need to escape the quote <text:soft-page-break/>character with a backslash (<text:span text:style-name="Code_20_Inline">\'</text:span>). Escaping a character instructs the compiler to process it as a standard character, not as a part of the program syntax. Other escape characters can follow a backslash, such as <text:span text:style-name="Code_20_Inline">\n</text:span> for a newline (that is, a magic character sequence to start a new line of text; the actual characters in the output depend on the host operating system). To print a backslash character, escape it: <text:span text:style-name="Code_20_Inline">'\\'</text:span>. Some examples of characters include the following: <text:span text:style-name="Code_20_Inline">'x'</text:span>, <text:span text:style-name="Code_20_Inline">'#'</text:span>, <text:span text:style-name="Code_20_Inline">'7'</text:span>, <text:span text:style-name="Code_20_Inline">'\\'</text:span>, <text:span text:style-name="Code_20_Inline">'\n'</text:span>.</text:p>
      <text:p text:style-name="Text_20_body">If you want to print more than one character at a time, use a character string, which is enclosed in double quotes. To include a double quote in a string, use a backslash escape:</text:p>
      <text:p text:style-name="Code">std::cout &lt;&lt; "not quoted; \"in quotes\", not quoted";</text:p>
      <text:p text:style-name="Text_20_body">A single output statement can use multiple occurrences of <text:span text:style-name="Code_20_Inline">&lt;&lt;</text:span>, as shown in line 22, or you can use multiple output statements. The only difference is readability.</text:p>
      <text:p text:style-name="P8">Modify Listing 2-3 to experiment with different styles of output. Try using multiple output statements.</text:p>
      <text:p text:style-name="Text_20_body">Remember to use curly braces when the body of an <text:span text:style-name="Code_20_Inline">if</text:span> statement contains more than one statement.</text:p>
      <text:p text:style-name="Text_20_body">See! I told you that you could read a C++ program. Now all you need to do is fill in some of your knowledge gaps about the details. The next Exploration starts doing that with the basic arithmetic oper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1" svg:font-family="Times" style:font-pitch="variable"/>
    <style:font-face style:name="Times New Roman2"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Comment_20_Subject_20_Char" style:display-name="Comment Subject Char" style:family="text">
      <style:text-properties style:font-name="Times1" fo:font-weight="bold" style:font-weight-asian="bold" style:font-name-complex="Times1"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ee149"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ee149" style:font-size-asian="8pt" style:font-name-complex="HelveticaNeue Condensed" style:font-size-complex="8pt"/>
    </style:style>
    <style:style style:name="MT6" style:family="text">
      <style:text-properties officeooo:rsid="000ee14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243011408" text:id="ct243011408">
            <text:insertion>
              <office:change-info>
                <dc:creator>Ray Lischner</dc:creator>
                <dc:date>2013-08-16T23:33:00</dc:date>
              </office:change-info>
            </text:insertion>
          </text:changed-region>
          <text:changed-region xml:id="ct248032688" text:id="ct248032688">
            <text:deletion>
              <office:change-info>
                <dc:creator>Ray Lischner</dc:creator>
                <dc:date>2013-08-16T23:33:00</dc:date>
              </office:change-info>
              <text:p text:style-name="MP1"><text:span text:style-name="MT1">CHAPTER</text:span></text:p>
            </text:deletion>
          </text:changed-region>
        </text:tracked-changes>
        <text:p text:style-name="MP1"><text:change-start text:change-id="ct243011408"/><text:span text:style-name="MT1">EXPLORATION</text:span><text:change-end text:change-id="ct243011408"/><text:change text:change-id="ct248032688"/><text:span text:style-name="MT2"> 2 </text:span><text:span text:style-name="MT3"></text:span><text:span text:style-name="MT4"> Reading C++ Code</text:span></text:p>
      </style:header>
      <style:header-left style:display="false">
        <text:tracked-changes>
          <text:changed-region xml:id="ct241845648" text:id="ct241845648">
            <text:insertion>
              <office:change-info>
                <dc:creator>Ray Lischner</dc:creator>
                <dc:date>2013-08-16T23:33:00</dc:date>
              </office:change-info>
            </text:insertion>
          </text:changed-region>
          <text:changed-region xml:id="ct242714576" text:id="ct242714576">
            <text:deletion>
              <office:change-info>
                <dc:creator>Ray Lischner</dc:creator>
                <dc:date>2013-08-16T23:33:00</dc:date>
              </office:change-info>
              <text:p text:style-name="Header"><text:span text:style-name="MT5">CHAPTER</text:span></text:p>
            </text:deletion>
          </text:changed-region>
        </text:tracked-changes>
        <text:p text:style-name="Header"><text:change-start text:change-id="ct241845648"/><text:span text:style-name="MT5">EXPLORATION</text:span><text:change-end text:change-id="ct241845648"/><text:change text:change-id="ct242714576"/><text:span text:style-name="MT4"> 2 </text:span><text:span text:style-name="MT3"></text:span><text:span text:style-name="MT4"> Reading C++ Code</text:span></text:p>
      </style:header-left>
      <style:footer>
        <text:p text:style-name="MP2"><text:page-number text:select-page="current">7</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tracked-changes>
          <text:changed-region xml:id="ct243510576" text:id="ct243510576">
            <text:insertion>
              <office:change-info>
                <dc:creator>Ray Lischner</dc:creator>
                <dc:date>2013-08-16T23:33:00</dc:date>
              </office:change-info>
            </text:insertion>
          </text:changed-region>
          <text:changed-region xml:id="ct242376656" text:id="ct242376656">
            <text:deletion>
              <office:change-info>
                <dc:creator>Ray Lischner</dc:creator>
                <dc:date>2013-08-16T23:33: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201in" svg:y="-1.7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243510576"/><text:span text:style-name="MT6">E X P L O R A T I O N</text:span><text:change-end text:change-id="ct243510576"/><text:change text:change-id="ct242376656"/> <text:s/>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7-24T08:06:00</meta:creation-date>
    <dc:creator>Ray Lischner</dc:creator>
    <dc:date>2013-08-18T21:42:25</dc:date>
    <meta:print-date>2009-03-19T10:05:00</meta:print-date>
    <meta:editing-cycles>8</meta:editing-cycles>
    <meta:editing-duration>PT47M</meta:editing-duration>
    <meta:generator>LibreOffice/4.0-5$Linux_X86_64 LibreOffice_project/400m0$Build-305</meta:generator>
    <meta:document-statistic meta:table-count="0" meta:image-count="0" meta:object-count="0" meta:page-count="8" meta:paragraph-count="133" meta:word-count="2786" meta:character-count="17148" meta:non-whitespace-character-count="14350"/>
    <meta:user-defined meta:name="Chapter Number">02</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